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roid Sans Fallback" svg:font-family="'Droid Sans Fallback'" style:font-family-generic="modern"/>
    <style:font-face style:name="Liberation Mono1" svg:font-family="'Liberation Mono', '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ohit Odia" svg:font-family="'Lohit Odia'" style:font-pitch="variable"/>
    <style:font-face style:name="Saab" svg:font-family="Saab" style:font-pitch="variable"/>
    <style:font-face style:name="Sarai" svg:font-family="Sarai" style:font-pitch="variable"/>
    <style:font-face style:name="Suruma" svg:font-family="Suruma" style:font-pitch="variable"/>
    <style:font-face style:name="Ubuntu" svg:font-family="Ubuntu" style:font-pitch="variable"/>
    <style:font-face style:name="Uroob" svg:font-family="Uroob" style:font-pitch="variable"/>
    <style:font-face style:name="Vemana2000" svg:font-family="Vemana2000"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loext:graphic-properties draw:fill="solid" draw:fill-color="#ffffff" draw:opacity="100%"/>
      <style:paragraph-properties fo:margin-top="0.529cm" fo:margin-bottom="0.282cm" loext:contextual-spacing="false" fo:line-height="132%" fo:text-align="start" style:justify-single-word="false" fo:background-color="#ffffff" style:writing-mode="lr-tb"/>
      <style:text-properties fo:font-variant="normal" fo:text-transform="none" fo:color="#1c1c1c" style:text-line-through-style="none" style:text-line-through-type="none" style:font-name="Suruma" fo:font-size="12pt" fo:font-style="normal" style:text-underline-style="none" fo:font-weight="normal" officeooo:paragraph-rsid="001bba8b" style:text-blinking="false" fo:background-color="#ffffff"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start" style:justify-single-word="false"/>
      <style:text-properties fo:font-variant="normal" fo:text-transform="none" fo:color="#1c1c1c" style:text-line-through-style="none" style:text-line-through-type="none" style:font-name="Suruma" fo:font-size="12pt" fo:font-style="normal" style:text-underline-style="none" fo:font-weight="normal" officeooo:rsid="001bba8b" officeooo:paragraph-rsid="001bba8b" style:text-blinking="false" fo:background-color="#ffffff"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start" style:justify-single-word="false"/>
      <style:text-properties fo:font-variant="normal" fo:text-transform="none" fo:color="#1c1c1c" style:text-line-through-style="none" style:text-line-through-type="none" style:font-name="Suruma" fo:font-size="12pt" fo:font-style="normal" style:text-underline-style="none" fo:font-weight="normal" officeooo:rsid="00220053" officeooo:paragraph-rsid="00220053" style:text-blinking="false" fo:background-color="#ffffff"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start" style:justify-single-word="false"/>
      <style:text-properties fo:font-variant="normal" fo:text-transform="none" fo:color="#1c1c1c" style:text-line-through-style="none" style:text-line-through-type="none" style:font-name="Suruma" fo:font-size="12pt" fo:font-style="normal" style:text-underline-style="none" fo:font-weight="normal" officeooo:paragraph-rsid="001ece61" style:text-blinking="false" fo:background-color="#ffffff"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start" style:justify-single-word="false"/>
      <style:text-properties fo:font-variant="normal" fo:text-transform="none" fo:color="#1c1c1c" style:text-line-through-style="none" style:text-line-through-type="none" style:font-name="Suruma" fo:font-size="12pt" fo:font-style="normal" style:text-underline-style="solid" style:text-underline-width="auto" style:text-underline-color="font-color" fo:font-weight="normal" officeooo:paragraph-rsid="001ae830" style:text-blinking="false" fo:background-color="#ffffff"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start" style:justify-single-word="false"/>
      <style:text-properties fo:color="#1c1c1c" style:font-name="Suruma"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text-align="start" style:justify-single-word="false"/>
      <style:text-properties fo:color="#1c1c1c" style:font-name="Suruma" fo:font-size="12pt" fo:font-style="normal" style:text-underline-style="solid" style:text-underline-width="auto" style:text-underline-color="font-color" fo:font-weight="normal" officeooo:paragraph-rsid="001ae830"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fo:color="#1c1c1c" style:font-name="Suruma" fo:font-size="12pt" fo:font-style="normal" fo:font-weight="normal" officeooo:rsid="001e6f72" officeooo:paragraph-rsid="001e6f72" style:font-size-asian="12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ext-properties fo:color="#1c1c1c" style:font-name="Suruma" fo:font-size="12pt" fo:font-style="normal" fo:font-weight="normal" officeooo:rsid="001ece61" officeooo:paragraph-rsid="001ece61" style:font-size-asian="12pt" style:font-style-asian="normal" style:font-weight-asian="normal" style:font-size-complex="12pt" style:font-style-complex="normal" style:font-weight-complex="normal"/>
    </style:style>
    <style:style style:name="P10" style:family="paragraph" style:parent-style-name="Text_20_body">
      <style:paragraph-properties fo:text-align="start" style:justify-single-word="false"/>
      <style:text-properties fo:color="#1c1c1c" style:font-name="Suruma" fo:font-size="12pt" fo:font-style="normal" fo:font-weight="normal" officeooo:rsid="001f6685" officeooo:paragraph-rsid="001f6685"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color="#1c1c1c" style:font-name="Suruma" fo:font-size="12pt" fo:font-style="normal" fo:font-weight="normal" officeooo:rsid="001f6685" officeooo:paragraph-rsid="00220053" style:font-size-asian="12pt" style:font-style-asian="normal" style:font-weight-asian="normal" style:font-size-complex="12pt" style:font-style-complex="normal" style:font-weight-complex="normal"/>
    </style:style>
    <style:style style:name="P12" style:family="paragraph" style:parent-style-name="Text_20_body">
      <loext:graphic-properties draw:opacity="100%"/>
      <style:paragraph-properties fo:text-align="start" style:justify-single-word="false"/>
      <style:text-properties fo:color="#1c1c1c" style:font-name="Suruma" fo:font-size="12pt" fo:font-style="normal" fo:font-weight="normal" officeooo:rsid="001bba8b" officeooo:paragraph-rsid="001bba8b"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fo:color="#1c1c1c" style:font-name="Surum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color="#1c1c1c" style:font-name="Suruma" fo:font-size="12pt" fo:font-style="normal" fo:font-weight="normal" officeooo:paragraph-rsid="001d0bff"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text-properties fo:color="#1c1c1c" style:font-name="Suruma" fo:font-size="12pt" fo:font-style="normal" fo:font-weight="normal" officeooo:paragraph-rsid="001ece61"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start" style:justify-single-word="false"/>
      <style:text-properties fo:color="#1c1c1c" style:font-name="Suruma" fo:font-size="12pt" fo:font-style="normal" fo:font-weight="normal" officeooo:paragraph-rsid="00220053"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start" style:justify-single-word="false"/>
      <style:text-properties style:font-name="Suruma" fo:font-size="12pt" style:font-size-asian="12pt" style:font-size-complex="12pt"/>
    </style:style>
    <style:style style:name="P18" style:family="paragraph" style:parent-style-name="Text_20_body">
      <style:paragraph-properties fo:text-align="start" style:justify-single-word="false"/>
      <style:text-properties officeooo:paragraph-rsid="001ece61"/>
    </style:style>
    <style:style style:name="P19" style:family="paragraph" style:parent-style-name="Text_20_body">
      <style:paragraph-properties fo:margin-top="0cm" fo:margin-bottom="0cm" loext:contextual-spacing="false" fo:text-align="start" style:justify-single-word="false"/>
      <style:text-properties fo:color="#1c1c1c" style:font-name="Suruma"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loext:contextual-spacing="false" fo:text-align="start" style:justify-single-word="false"/>
      <style:text-properties style:font-name="Suruma" fo:font-size="12pt" style:font-size-asian="12pt" style:font-size-complex="12pt"/>
    </style:style>
    <style:style style:name="P21" style:family="paragraph" style:parent-style-name="Text_20_body">
      <style:paragraph-properties fo:margin-top="0cm" fo:margin-bottom="0cm" loext:contextual-spacing="false" fo:text-align="start" style:justify-single-word="false" fo:orphans="2" fo:widows="2"/>
      <style:text-properties fo:font-variant="normal" fo:text-transform="none" fo:color="#1c1c1c" style:font-name="Suruma" fo:font-size="12pt" fo:letter-spacing="normal" fo:font-style="normal" fo:font-weight="normal" officeooo:rsid="002381f1" fo:background-color="#fcfce9" style:font-size-asian="12pt" style:font-style-asian="normal" style:font-weight-asian="normal" style:font-size-complex="12pt" style:font-style-complex="normal" style:font-weight-complex="normal" loext:padding="0cm" loext:border="none"/>
    </style:style>
    <style:style style:name="P22" style:family="paragraph" style:parent-style-name="Text_20_body">
      <style:paragraph-properties fo:margin-top="0cm" fo:margin-bottom="0cm" loext:contextual-spacing="false" fo:text-align="start" style:justify-single-word="false" fo:orphans="2" fo:widows="2"/>
    </style:style>
    <style:style style:name="P23" style:family="paragraph" style:parent-style-name="Text_20_body">
      <loext:graphic-properties draw:fill="solid" draw:fill-color="#ffffff" draw:opacity="100%"/>
      <style:paragraph-properties fo:margin-top="0cm" fo:margin-bottom="0cm" loext:contextual-spacing="false" fo:line-height="138%" fo:text-align="start" style:justify-single-word="false" fo:background-color="#ffffff" style:writing-mode="lr-tb"/>
      <style:text-properties fo:color="#1c1c1c" style:font-name="Suruma" fo:font-size="12pt" fo:font-style="normal" fo:font-weight="normal" officeooo:paragraph-rsid="002381f1" style:font-size-asian="12pt" style:font-style-asian="normal" style:font-weight-asian="normal" style:font-size-complex="12pt" style:font-style-complex="normal" style:font-weight-complex="normal"/>
    </style:style>
    <style:style style:name="P24" style:family="paragraph" style:parent-style-name="Text_20_body">
      <loext:graphic-properties draw:fill="solid" draw:fill-color="#ffffff" draw:opacity="100%"/>
      <style:paragraph-properties fo:margin-top="0cm" fo:margin-bottom="0.423cm" loext:contextual-spacing="false" fo:line-height="138%" fo:text-align="start" style:justify-single-word="false" fo:background-color="#ffffff" style:writing-mode="lr-tb"/>
      <style:text-properties fo:font-variant="normal" fo:text-transform="none" fo:color="#1c1c1c" style:text-line-through-style="none" style:text-line-through-type="none" style:font-name="Suruma"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5" style:family="paragraph" style:parent-style-name="Text_20_body">
      <loext:graphic-properties draw:fill="solid" draw:fill-color="#ffffff" draw:opacity="100%"/>
      <style:paragraph-properties fo:margin-top="0.423cm" fo:margin-bottom="0cm" loext:contextual-spacing="false" fo:line-height="138%" fo:text-align="start" style:justify-single-word="false" fo:background-color="#ffffff" style:writing-mode="lr-tb"/>
      <style:text-properties fo:font-variant="normal" fo:text-transform="none" fo:color="#1c1c1c" style:text-line-through-style="none" style:text-line-through-type="none" style:font-name="Suruma"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6" style:family="paragraph" style:parent-style-name="Text_20_body">
      <loext:graphic-properties draw:fill="solid" draw:fill-color="#ffffff" draw:opacity="100%"/>
      <style:paragraph-properties fo:margin-top="0.423cm" fo:margin-bottom="0cm" loext:contextual-spacing="false" fo:line-height="100%" fo:text-align="start" style:justify-single-word="false" fo:background-color="#ffffff" style:writing-mode="lr-tb"/>
      <style:text-properties fo:font-variant="normal" fo:text-transform="none" fo:color="#1c1c1c" style:text-line-through-style="none" style:text-line-through-type="none" style:font-name="Suruma"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top="0cm" fo:margin-bottom="0.529cm" loext:contextual-spacing="false" style:line-height-at-least="0.476cm" fo:text-align="start" style:justify-single-word="false" fo:orphans="2" fo:widows="2"/>
      <style:text-properties style:font-name="Suruma" fo:font-size="12pt" fo:font-weight="normal" officeooo:paragraph-rsid="0033769e" style:font-size-asian="12pt" style:font-weight-asian="normal" style:font-size-complex="12pt" style:font-weight-complex="normal"/>
    </style:style>
    <style:style style:name="P28" style:family="paragraph" style:parent-style-name="Text_20_body">
      <style:paragraph-properties fo:margin-top="0cm" fo:margin-bottom="0.529cm" loext:contextual-spacing="false" style:line-height-at-least="0.476cm" fo:text-align="start" style:justify-single-word="false" fo:orphans="2" fo:widows="2"/>
      <style:text-properties style:font-name="Suruma" fo:font-size="12pt" fo:font-weight="normal" officeooo:paragraph-rsid="0033769e" style:font-name-asian="Liberation Serif1" style:font-size-asian="12pt" style:font-weight-asian="normal" style:font-name-complex="Liberation Serif1" style:font-size-complex="12pt" style:font-weight-complex="normal"/>
    </style:style>
    <style:style style:name="P29" style:family="paragraph" style:parent-style-name="Text_20_body">
      <style:paragraph-properties fo:margin-top="0cm" fo:margin-bottom="0.529cm" loext:contextual-spacing="false" style:line-height-at-least="0.476cm" fo:text-align="start" style:justify-single-word="false" fo:orphans="2" fo:widows="2"/>
      <style:text-properties style:font-name="Suruma" fo:font-size="12pt" officeooo:paragraph-rsid="0033769e" style:font-size-asian="12pt" style:font-size-complex="12pt"/>
    </style:style>
    <style:style style:name="P30" style:family="paragraph" style:parent-style-name="Text_20_body">
      <style:paragraph-properties fo:margin-top="0cm" fo:margin-bottom="0.529cm" loext:contextual-spacing="false" style:line-height-at-least="0.476cm" fo:text-align="start" style:justify-single-word="false" fo:orphans="2" fo:widows="2" style:border-line-width-bottom="0.009cm 0.009cm 0.009cm" fo:padding-left="0cm" fo:padding-right="0cm" fo:padding-top="0cm" fo:padding-bottom="0.071cm" fo:border-left="none" fo:border-right="none" fo:border-top="none" fo:border-bottom="0.74pt double #000000"/>
      <style:text-properties style:font-name="Suruma" fo:font-size="12pt" fo:font-weight="normal" officeooo:paragraph-rsid="0033769e" style:font-size-asian="12pt" style:font-weight-asian="normal" style:font-size-complex="12pt" style:font-weight-complex="normal"/>
    </style:style>
    <style:style style:name="P31" style:family="paragraph" style:parent-style-name="Text_20_body">
      <loext:graphic-properties draw:fill="solid" draw:fill-color="#ffffff" draw:opacity="100%"/>
      <style:paragraph-properties fo:margin-top="0cm" fo:margin-bottom="0.529cm" loext:contextual-spacing="false" style:line-height-at-least="0.476cm" fo:text-align="start" style:justify-single-word="false" fo:orphans="2" fo:widows="2" fo:background-color="#ffffff" style:writing-mode="lr-tb"/>
      <style:text-properties fo:font-variant="normal" fo:text-transform="none" fo:color="#1c1c1c" style:text-line-through-style="none" style:text-line-through-type="none" style:font-name="Suruma" fo:font-size="12pt" fo:font-style="normal" style:text-underline-style="none" fo:font-weight="normal" officeooo:rsid="0036f2ad" officeooo:paragraph-rsid="0036f2ad" style:text-blinking="false" fo:background-color="#ffffff" style:font-size-asian="12pt" style:font-style-asian="normal" style:font-weight-asian="normal" style:font-size-complex="12pt" style:font-style-complex="normal" style:font-weight-complex="normal"/>
    </style:style>
    <style:style style:name="P32"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fo:font-variant="normal" fo:text-transform="none" fo:color="#1c1c1c" style:text-line-through-style="none" style:text-line-through-type="none" style:font-name="Suruma" fo:font-size="12pt" fo:font-style="normal" style:text-underline-style="none" fo:font-weight="normal" officeooo:paragraph-rsid="001bba8b" style:text-blinking="false" fo:background-color="#ffffff" style:font-size-asian="12pt" style:font-style-asian="normal" style:font-weight-asian="normal" style:font-size-complex="12pt" style:font-style-complex="normal" style:font-weight-complex="normal"/>
    </style:style>
    <style:style style:name="P33"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fo:font-variant="normal" fo:text-transform="none" fo:color="#1c1c1c" style:text-line-through-style="none" style:text-line-through-type="none" style:font-name="Suruma" fo:font-size="12pt" fo:font-style="normal" style:text-underline-style="none" fo:font-weight="normal" officeooo:rsid="001bd414" officeooo:paragraph-rsid="001bd414" style:text-blinking="false" fo:background-color="#ffffff" style:font-size-asian="12pt" style:font-style-asian="normal" style:font-weight-asian="normal" style:font-size-complex="12pt" style:font-style-complex="normal" style:font-weight-complex="normal"/>
    </style:style>
    <style:style style:name="P34"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fo:font-variant="normal" fo:text-transform="none" fo:color="#1c1c1c" style:text-line-through-style="none" style:text-line-through-type="none" style:font-name="Suruma" fo:font-size="12pt" fo:font-style="normal" style:text-underline-style="none" fo:font-weight="normal" officeooo:rsid="002053a2" officeooo:paragraph-rsid="002053a2" style:text-blinking="false" fo:background-color="#ffffff" style:font-size-asian="12pt" style:font-style-asian="normal" style:font-weight-asian="normal" style:font-size-complex="12pt" style:font-style-complex="normal" style:font-weight-complex="normal"/>
    </style:style>
    <style:style style:name="P35"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fo:font-variant="normal" fo:text-transform="none" fo:color="#1c1c1c" style:text-line-through-style="none" style:text-line-through-type="none" style:font-name="Suruma" fo:font-size="12pt" fo:font-style="normal" style:text-underline-style="none" fo:font-weight="normal" officeooo:rsid="001bd414" officeooo:paragraph-rsid="001bd414" style:text-blinking="false" style:font-size-asian="12pt" style:font-style-asian="normal" style:font-weight-asian="normal" style:font-size-complex="12pt" style:font-style-complex="normal" style:font-weight-complex="normal"/>
    </style:style>
    <style:style style:name="P36" style:family="paragraph" style:parent-style-name="Text_20_body">
      <loext:graphic-properties draw:fill="none"/>
      <style:paragraph-properties fo:margin-top="0cm" fo:margin-bottom="0.247cm" loext:contextual-spacing="false" fo:line-height="115%" fo:text-align="start" style:justify-single-word="false" fo:background-color="transparent"/>
      <style:text-properties fo:color="#1c1c1c" style:font-name="Suruma" fo:font-size="12pt" fo:font-style="normal" fo:font-weight="normal" officeooo:rsid="001bd414" officeooo:paragraph-rsid="001bd414" style:font-size-asian="12pt" style:font-style-asian="normal" style:font-weight-asian="normal" style:font-size-complex="12pt" style:font-style-complex="normal" style:font-weight-complex="normal"/>
    </style:style>
    <style:style style:name="P37" style:family="paragraph" style:parent-style-name="Text_20_body" style:master-page-name="">
      <loext:graphic-properties draw:fill="none"/>
      <style:paragraph-properties fo:margin-top="0cm" fo:margin-bottom="0.247cm" loext:contextual-spacing="false" fo:line-height="115%" fo:text-align="start" style:justify-single-word="false" style:page-number="auto" fo:background-color="transparent"/>
      <style:text-properties fo:color="#1c1c1c" style:font-name="Suruma" fo:font-size="12pt" fo:font-style="normal" fo:font-weight="normal" officeooo:rsid="001bba8b" officeooo:paragraph-rsid="001bba8b" style:font-size-asian="12pt" style:font-style-asian="normal" style:font-weight-asian="normal" style:font-size-complex="12pt" style:font-style-complex="normal" style:font-weight-complex="normal"/>
    </style:style>
    <style:style style:name="P38" style:family="paragraph" style:parent-style-name="Text_20_body">
      <loext:graphic-properties draw:fill="solid" draw:fill-color="#ffffff" draw:opacity="100%"/>
      <style:paragraph-properties fo:margin-top="0cm" fo:margin-bottom="0.282cm" loext:contextual-spacing="false" fo:line-height="171%" fo:text-align="start" style:justify-single-word="false" fo:background-color="#ffffff" style:writing-mode="lr-tb"/>
      <style:text-properties fo:color="#1c1c1c" style:font-name="Suruma" fo:font-size="12pt" fo:font-style="normal" fo:font-weight="normal" officeooo:paragraph-rsid="001bba8b" style:font-size-asian="12pt" style:font-style-asian="normal" style:font-weight-asian="normal" style:font-size-complex="12pt" style:font-style-complex="normal" style:font-weight-complex="normal"/>
    </style:style>
    <style:style style:name="P39" style:family="paragraph" style:parent-style-name="Text_20_body">
      <loext:graphic-properties draw:fill="solid" draw:fill-color="#ffffff" draw:opacity="100%"/>
      <style:paragraph-properties fo:margin-top="0cm" fo:margin-bottom="0.282cm" loext:contextual-spacing="false" fo:line-height="171%" fo:text-align="start" style:justify-single-word="false" fo:background-color="#ffffff" style:writing-mode="lr-tb"/>
      <style:text-properties fo:font-variant="normal" fo:text-transform="none" fo:color="#1c1c1c" style:text-line-through-style="none" style:text-line-through-type="none" style:font-name="Suruma" fo:font-size="12pt" fo:font-style="normal" style:text-underline-style="none" fo:font-weight="normal" officeooo:paragraph-rsid="001bba8b" style:text-blinking="false" fo:background-color="#ffffff" style:font-size-asian="12pt" style:font-style-asian="normal" style:font-weight-asian="normal" style:font-size-complex="12pt" style:font-style-complex="normal" style:font-weight-complex="normal"/>
    </style:style>
    <style:style style:name="P40" style:family="paragraph" style:parent-style-name="Text_20_body" style:master-page-name="">
      <loext:graphic-properties draw:fill="solid" draw:fill-color="#ffffff" draw:opacity="100%"/>
      <style:paragraph-properties fo:margin-top="0cm" fo:margin-bottom="0.282cm" loext:contextual-spacing="false" fo:line-height="138%" fo:text-align="start" style:justify-single-word="false" style:page-number="auto" fo:background-color="#ffffff" style:writing-mode="lr-tb"/>
      <style:text-properties fo:font-variant="normal" fo:text-transform="none" fo:color="#1c1c1c" style:text-line-through-style="none" style:text-line-through-type="none" style:font-name="Suruma" fo:font-size="12pt" fo:font-style="normal" style:text-underline-style="none" fo:font-weight="normal" officeooo:paragraph-rsid="001bba8b" style:text-blinking="false" fo:background-color="#ffffff" style:font-size-asian="12pt" style:font-style-asian="normal" style:font-weight-asian="normal" style:font-size-complex="12pt" style:font-style-complex="normal" style:font-weight-complex="normal"/>
    </style:style>
    <style:style style:name="P41" style:family="paragraph" style:parent-style-name="Text_20_body">
      <loext:graphic-properties draw:fill="solid" draw:fill-color="#ffffff" draw:opacity="100%"/>
      <style:paragraph-properties fo:margin-top="0.423cm" fo:margin-bottom="0.282cm" loext:contextual-spacing="false" fo:line-height="100%" fo:text-align="start" style:justify-single-word="false" fo:background-color="#ffffff" style:writing-mode="lr-tb"/>
      <style:text-properties fo:font-variant="normal" fo:text-transform="none" fo:color="#1c1c1c" style:text-line-through-style="none" style:text-line-through-type="none" style:font-name="Suruma" fo:font-size="12pt"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2" style:family="paragraph" style:parent-style-name="Text_20_body">
      <loext:graphic-properties draw:fill="solid" draw:fill-color="#ffffff" draw:opacity="100%"/>
      <style:paragraph-properties fo:margin-top="0.423cm" fo:margin-bottom="0.282cm" loext:contextual-spacing="false" fo:line-height="100%" fo:text-align="start" style:justify-single-word="false" fo:background-color="#ffffff" style:writing-mode="lr-tb"/>
      <style:text-properties fo:font-variant="normal" fo:text-transform="none" fo:color="#1c1c1c" style:text-line-through-style="none" style:text-line-through-type="none" style:font-name="Suruma" fo:font-size="12pt" fo:font-style="normal" style:text-underline-style="none" fo:font-weight="normal" officeooo:rsid="0033769e" officeooo:paragraph-rsid="0033769e" style:text-blinking="false" fo:background-color="#ffffff" style:font-size-asian="12pt" style:font-style-asian="normal" style:font-weight-asian="normal" style:font-size-complex="12pt" style:font-style-complex="normal" style:font-weight-complex="normal"/>
    </style:style>
    <style:style style:name="P43" style:family="paragraph" style:parent-style-name="Preformatted_20_Text">
      <style:paragraph-properties fo:text-align="start" style:justify-single-word="false" fo:orphans="2" fo:widows="2"/>
      <style:text-properties fo:font-variant="normal" fo:text-transform="none" fo:color="#000000" style:font-name="Suruma" fo:font-size="12pt" fo:letter-spacing="normal" fo:font-style="normal" fo:font-weight="normal" officeooo:paragraph-rsid="0033769e" style:font-size-asian="12pt" style:font-style-asian="normal" style:font-weight-asian="normal" style:font-size-complex="12pt"/>
    </style:style>
    <style:style style:name="P44" style:family="paragraph" style:parent-style-name="Preformatted_20_Text">
      <style:paragraph-properties fo:text-align="start" style:justify-single-word="false" fo:orphans="2" fo:widows="2"/>
      <style:text-properties fo:font-variant="normal" fo:text-transform="none" fo:color="#000000" style:font-name="Suruma" fo:font-size="12pt" fo:letter-spacing="normal" officeooo:paragraph-rsid="0033769e" style:font-name-asian="Liberation Mono1" style:font-size-asian="12pt" style:font-size-complex="12pt"/>
    </style:style>
    <style:style style:name="P45" style:family="paragraph" style:parent-style-name="Preformatted_20_Text">
      <style:paragraph-properties fo:text-align="start" style:justify-single-word="false" fo:orphans="2" fo:widows="2"/>
      <style:text-properties style:font-name="Suruma" fo:font-size="12pt" officeooo:paragraph-rsid="0033769e" style:font-size-asian="12pt" style:font-size-complex="12pt"/>
    </style:style>
    <style:style style:name="P46" style:family="paragraph" style:parent-style-name="Preformatted_20_Text">
      <style:paragraph-properties fo:margin-top="0cm" fo:margin-bottom="0.529cm" loext:contextual-spacing="false" style:line-height-at-least="0.476cm" fo:text-align="start" style:justify-single-word="false" fo:orphans="2" fo:widows="2"/>
      <style:text-properties fo:font-variant="normal" fo:text-transform="none" fo:color="#000000" style:font-name="Suruma" fo:font-size="12pt" fo:letter-spacing="normal" fo:font-style="normal" fo:font-weight="normal" officeooo:paragraph-rsid="0033769e" style:font-size-asian="12pt" style:font-style-asian="normal" style:font-weight-asian="normal" style:font-size-complex="12pt" style:font-weight-complex="normal"/>
    </style:style>
    <style:style style:name="P47" style:family="paragraph" style:parent-style-name="Preformatted_20_Text">
      <style:paragraph-properties fo:margin-top="0cm" fo:margin-bottom="0.499cm" loext:contextual-spacing="false" fo:text-align="start" style:justify-single-word="false" fo:orphans="2" fo:widows="2"/>
      <style:text-properties style:font-name="Suruma" fo:font-size="12pt" officeooo:paragraph-rsid="0033769e" style:font-size-asian="12pt" style:font-size-complex="12pt"/>
    </style:style>
    <style:style style:name="P48" style:family="paragraph" style:parent-style-name="Standard">
      <style:paragraph-properties fo:text-align="start" style:justify-single-word="false"/>
      <style:text-properties fo:color="#1c1c1c" style:font-name="Suruma" fo:font-size="12pt" fo:font-style="normal" fo:font-weight="normal" officeooo:rsid="001a0cf3" officeooo:paragraph-rsid="001a0cf3"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color="#1c1c1c" style:font-name="Suruma" fo:font-size="12pt" fo:font-style="normal" fo:font-weight="normal" officeooo:paragraph-rsid="002381f1"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1c1c1c" style:font-name="Suruma" fo:font-size="12pt" fo:letter-spacing="normal" fo:font-style="normal" fo:font-weight="normal" officeooo:rsid="002381f1" officeooo:paragraph-rsid="002381f1"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1c1c1c" style:font-name="Suruma" fo:font-size="12pt" fo:letter-spacing="normal" fo:font-style="normal" fo:font-weight="normal" officeooo:paragraph-rsid="002381f1"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text-align="start" style:justify-single-word="false" fo:background-color="transparent"/>
    </style:style>
    <style:style style:name="P53" style:family="paragraph" style:parent-style-name="Standard">
      <loext:graphic-properties draw:fill="none"/>
      <style:paragraph-properties fo:text-align="start" style:justify-single-word="false" fo:background-color="transparent"/>
      <style:text-properties officeooo:paragraph-rsid="001d0bff"/>
    </style:style>
    <style:style style:name="P54" style:family="paragraph" style:parent-style-name="Standard" style:master-page-name="">
      <loext:graphic-properties draw:fill="none"/>
      <style:paragraph-properties fo:text-align="start" style:justify-single-word="false" style:page-number="auto" fo:background-color="transparent"/>
    </style:style>
    <style:style style:name="T1" style:family="text">
      <style:text-properties fo:font-size="14pt" officeooo:rsid="0028ab9d" style:font-size-asian="14pt" style:font-size-complex="14pt"/>
    </style:style>
    <style:style style:name="T2" style:family="text">
      <style:text-properties fo:font-size="14pt" officeooo:rsid="002381f1" style:font-size-asian="14pt" style:font-size-complex="14pt"/>
    </style:style>
    <style:style style:name="T3" style:family="text">
      <style:text-properties fo:font-size="14pt" officeooo:rsid="00299969" style:font-size-asian="14pt" style:font-size-complex="14pt"/>
    </style:style>
    <style:style style:name="T4" style:family="text">
      <style:text-properties fo:font-variant="normal" fo:text-transform="none" fo:color="#000000" fo:letter-spacing="normal" style:font-name-asian="Liberation Mono1"/>
    </style:style>
    <style:style style:name="T5" style:family="text">
      <style:text-properties fo:font-variant="normal" fo:text-transform="none" fo:color="#000000" fo:letter-spacing="normal" fo:font-style="normal" fo:font-weight="normal" style:font-style-asian="normal" style:font-weight-asian="normal"/>
    </style:style>
    <style:style style:name="T6" style:family="text">
      <style:text-properties fo:font-variant="normal" fo:text-transform="none" style:text-line-through-style="none" style:text-line-through-type="none" style:font-name="Times New Roman" fo:font-size="12pt" style:text-underline-style="none" style:text-blinking="false" fo:background-color="#ffffff" loext:char-shading-value="0"/>
    </style:style>
    <style:style style:name="T7" style:family="text">
      <style:text-properties fo:font-variant="normal" fo:text-transform="none" style:text-line-through-style="none" style:text-line-through-type="none" style:font-name="Times New Roman" fo:font-size="12pt" style:text-underline-style="none" officeooo:rsid="001ae830" style:text-blinking="false" fo:background-color="#ffffff" loext:char-shading-value="0"/>
    </style:style>
    <style:style style:name="T8" style:family="text">
      <style:text-properties fo:font-variant="normal" fo:text-transform="none" style:text-line-through-style="none" style:text-line-through-type="none" style:font-name="Times New Roman" fo:font-size="12pt" style:text-underline-style="none" officeooo:rsid="00220053" style:text-blinking="false" fo:background-color="#ffffff" loext:char-shading-value="0"/>
    </style:style>
    <style:style style:name="T9" style:family="text">
      <style:text-properties fo:font-variant="normal" fo:text-transform="none" style:text-line-through-style="none" style:text-line-through-type="none" style:text-underline-style="none" style:text-blinking="false" fo:background-color="#ffffff" loext:char-shading-value="0"/>
    </style:style>
    <style:style style:name="T10" style:family="text">
      <style:text-properties fo:font-variant="normal" fo:text-transform="none" style:text-line-through-style="none" style:text-line-through-type="none" style:text-underline-style="none" officeooo:rsid="001ae830" style:text-blinking="false" fo:background-color="#ffffff" loext:char-shading-value="0"/>
    </style:style>
    <style:style style:name="T11" style:family="text">
      <style:text-properties fo:font-variant="normal" fo:text-transform="none" style:text-line-through-style="none" style:text-line-through-type="none" style:text-underline-style="none" officeooo:rsid="00220053" style:text-blinking="false" fo:background-color="#ffffff" loext:char-shading-value="0"/>
    </style:style>
    <style:style style:name="T12" style:family="text">
      <style:text-properties fo:font-variant="normal" fo:text-transform="none" style:text-line-through-style="none" style:text-line-through-type="none" style:text-underline-style="none" officeooo:rsid="002381f1" style:text-blinking="false" fo:background-color="#ffffff" loext:char-shading-value="0"/>
    </style:style>
    <style:style style:name="T13" style:family="text">
      <style:text-properties fo:font-variant="normal" fo:text-transform="none" style:text-line-through-style="none" style:text-line-through-type="none" style:font-name="Liberation Serif" fo:font-size="12pt" fo:letter-spacing="normal" style:text-underline-style="none" style:text-blinking="false" fo:background-color="#fcfce9" loext:char-shading-value="0" style:font-size-asian="12pt" style:font-size-complex="12pt" loext:padding="0cm" loext:border="none"/>
    </style:style>
    <style:style style:name="T14" style:family="text">
      <style:text-properties fo:font-variant="normal" fo:text-transform="none" style:text-line-through-style="none" style:text-line-through-type="none" style:font-name="Liberation Serif" fo:font-size="12pt" fo:letter-spacing="normal" style:text-underline-style="none" officeooo:rsid="002381f1" style:text-blinking="false" fo:background-color="#fcfce9" loext:char-shading-value="0" style:font-size-asian="12pt" style:font-size-complex="12pt" loext:padding="0cm" loext:border="none"/>
    </style:style>
    <style:style style:name="T15" style:family="text">
      <style:text-properties fo:font-variant="normal" fo:text-transform="none" style:text-line-through-style="none" style:text-line-through-type="none" style:font-name="Liberation Serif" fo:font-size="12pt" style:text-underline-style="none" officeooo:rsid="002381f1" style:text-blinking="false" fo:background-color="#ffffff" loext:char-shading-value="0" style:font-size-asian="12pt" style:font-size-complex="12pt"/>
    </style:style>
    <style:style style:name="T16" style:family="text">
      <style:text-properties fo:font-variant="normal" fo:text-transform="none" style:text-line-through-style="none" style:text-line-through-type="none" fo:font-size="12pt" style:text-underline-style="none" style:text-blinking="false" fo:background-color="#ffffff" loext:char-shading-value="0"/>
    </style:style>
    <style:style style:name="T17" style:family="text">
      <style:text-properties fo:font-variant="normal" fo:text-transform="none" style:text-line-through-style="none" style:text-line-through-type="none" fo:font-size="12pt" style:text-underline-style="none" officeooo:rsid="001ae830" style:text-blinking="false" fo:background-color="#ffffff" loext:char-shading-value="0"/>
    </style:style>
    <style:style style:name="T18" style:family="text">
      <style:text-properties fo:font-variant="normal" fo:text-transform="none" style:text-line-through-style="none" style:text-line-through-type="none" fo:font-size="12pt" style:text-underline-style="none" officeooo:rsid="00220053" style:text-blinking="false" fo:background-color="#ffffff" loext:char-shading-value="0"/>
    </style:style>
    <style:style style:name="T19" style:family="text">
      <style:text-properties fo:font-variant="normal" fo:text-transform="none" style:text-line-through-style="none" style:text-line-through-type="none" fo:font-size="12pt" style:text-underline-style="none" officeooo:rsid="002381f1" style:text-blinking="false" fo:background-color="#ffffff" loext:char-shading-value="0" style:font-size-asian="12pt" style:font-size-complex="12pt"/>
    </style:style>
    <style:style style:name="T20" style:family="text">
      <style:text-properties fo:font-variant="normal" fo:text-transform="none" style:text-line-through-style="none" style:text-line-through-type="none" fo:font-size="12pt" fo:letter-spacing="normal" style:text-underline-style="none" style:text-blinking="false" fo:background-color="#fcfce9" loext:char-shading-value="0" style:font-size-asian="12pt" style:font-size-complex="12pt" loext:padding="0cm" loext:border="none"/>
    </style:style>
    <style:style style:name="T21" style:family="text">
      <style:text-properties fo:font-variant="normal" fo:text-transform="none" style:text-line-through-style="none" style:text-line-through-type="none" fo:font-size="12pt" fo:letter-spacing="normal" style:text-underline-style="none" officeooo:rsid="002381f1" style:text-blinking="false" fo:background-color="#fcfce9" loext:char-shading-value="0" style:font-size-asian="12pt" style:font-size-complex="12pt" loext:padding="0cm" loext:border="none"/>
    </style:style>
    <style:style style:name="T22" style:family="text">
      <style:text-properties fo:font-variant="normal" fo:text-transform="none" style:text-line-through-style="none" style:text-line-through-type="none" fo:letter-spacing="normal" style:text-underline-style="none" style:text-blinking="false" fo:background-color="#fcfce9" loext:char-shading-value="0" loext:padding="0cm" loext:border="none"/>
    </style:style>
    <style:style style:name="T23" style:family="text">
      <style:text-properties fo:font-variant="normal" fo:text-transform="none" style:text-line-through-style="none" style:text-line-through-type="none" fo:letter-spacing="normal" style:text-underline-style="none" officeooo:rsid="002381f1" style:text-blinking="false" fo:background-color="#fcfce9" loext:char-shading-value="0" loext:padding="0cm" loext:border="none"/>
    </style:style>
    <style:style style:name="T24" style:family="text">
      <style:text-properties fo:font-variant="normal" fo:text-transform="none" style:font-name="Liberation Serif" fo:font-size="12pt" fo:letter-spacing="normal" style:font-size-asian="12pt" style:font-size-complex="12pt"/>
    </style:style>
    <style:style style:name="T25" style:family="text">
      <style:text-properties fo:font-variant="normal" fo:text-transform="none" style:font-name="Liberation Serif" fo:font-size="12pt" fo:letter-spacing="normal" officeooo:rsid="002381f1" style:font-size-asian="12pt" style:font-size-complex="12pt"/>
    </style:style>
    <style:style style:name="T26" style:family="text">
      <style:text-properties fo:font-variant="normal" fo:text-transform="none" fo:color="#1c1c1c" style:font-name="Liberation Serif" fo:font-size="12pt" fo:letter-spacing="normal" fo:font-style="normal" fo:font-weight="bold" fo:background-color="#fcfce9" loext:char-shading-value="0" style:font-size-asian="12pt" style:font-style-asian="normal" style:font-weight-asian="bold" style:font-size-complex="12pt" style:font-style-complex="normal" style:font-weight-complex="bold" loext:padding="0cm" loext:border="none"/>
    </style:style>
    <style:style style:name="T27" style:family="text">
      <style:text-properties fo:font-variant="normal" fo:text-transform="none" fo:color="#1c1c1c" style:font-name="Liberation Serif" fo:font-size="12pt" fo:letter-spacing="normal" fo:font-style="normal" fo:background-color="#fcfce9" loext:char-shading-value="0" style:font-size-asian="12pt" style:font-style-asian="normal" style:font-size-complex="12pt" style:font-style-complex="normal" loext:padding="0cm" loext:border="none"/>
    </style:style>
    <style:style style:name="T28" style:family="text">
      <style:text-properties fo:font-variant="normal" fo:text-transform="none" fo:color="#1c1c1c" style:font-name="Liberation Serif"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29" style:family="text">
      <style:text-properties fo:font-variant="normal" fo:text-transform="none" fo:color="#1c1c1c"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0" style:family="text">
      <style:text-properties fo:font-variant="normal" fo:text-transform="none" fo:color="#1c1c1c" style:font-name="Chandas"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1" style:family="text">
      <style:text-properties fo:font-variant="normal" fo:text-transform="none" fo:color="#1c1c1c" style:font-name="Ubuntu"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2" style:family="text">
      <style:text-properties fo:font-variant="normal" fo:text-transform="none" fo:color="#1c1c1c" style:font-name="Uroob"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1c1c1c" style:font-name="Lohit Odia"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1c1c1c" style:font-name="Saab"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1c1c1c" style:font-name="Sarai"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6" style:family="text">
      <style:text-properties fo:font-variant="normal" fo:text-transform="none" fo:color="#1c1c1c" style:font-name="Vemana2000"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7" style:family="text">
      <style:text-properties fo:font-variant="normal" fo:text-transform="none" fo:color="#1c1c1c" style:font-name="Suruma" fo:font-size="12pt" fo:letter-spacing="normal" fo:font-style="normal" fo:font-weight="normal" fo:background-color="#fcfce9" loext:char-shading-value="0" style:font-size-asian="12pt" style:font-style-asian="normal" style:font-weight-asian="normal" style:font-size-complex="12pt" style:font-style-complex="normal" style:font-weight-complex="normal" loext:padding="0cm" loext:border="none"/>
    </style:style>
    <style:style style:name="T38" style:family="text">
      <style:text-properties fo:font-variant="normal" fo:text-transform="none" fo:color="#1c1c1c" style:font-name="Suruma" fo:letter-spacing="normal" fo:font-style="normal" fo:font-weight="normal" fo:background-color="#fcfce9" loext:char-shading-value="0" style:font-style-asian="normal" style:font-weight-asian="normal" style:font-style-complex="normal" style:font-weight-complex="normal" loext:padding="0cm" loext:border="none"/>
    </style:style>
    <style:style style:name="T39" style:family="text">
      <style:text-properties fo:font-variant="normal" fo:text-transform="none" fo:color="#1c1c1c" style:font-name="Suruma" fo:font-size="11pt" fo:letter-spacing="normal" fo:font-style="normal" fo:font-weight="normal" fo:background-color="#fcfce9" loext:char-shading-value="0" style:font-size-asian="11pt" style:font-style-asian="normal" style:font-weight-asian="normal" style:font-size-complex="11pt" style:font-style-complex="normal" style:font-weight-complex="normal" loext:padding="0cm" loext:border="none"/>
    </style:style>
    <style:style style:name="T40" style:family="text">
      <style:text-properties fo:font-variant="normal" fo:text-transform="none" fo:font-size="12pt" fo:letter-spacing="normal" style:font-size-asian="12pt" style:font-size-complex="12pt"/>
    </style:style>
    <style:style style:name="T41" style:family="text">
      <style:text-properties fo:font-variant="normal" fo:text-transform="none" fo:font-size="12pt" fo:letter-spacing="normal" officeooo:rsid="002381f1" style:font-size-asian="12pt" style:font-size-complex="12pt"/>
    </style:style>
    <style:style style:name="T42" style:family="text">
      <style:text-properties fo:font-variant="normal" fo:text-transform="none" fo:letter-spacing="normal"/>
    </style:style>
    <style:style style:name="T43" style:family="text">
      <style:text-properties fo:font-variant="normal" fo:text-transform="none" fo:letter-spacing="normal" officeooo:rsid="002381f1"/>
    </style:style>
    <style:style style:name="T44" style:family="text">
      <style:text-properties fo:background-color="#ffffff" loext:char-shading-value="0"/>
    </style:style>
    <style:style style:name="T45" style:family="text">
      <style:text-properties fo:font-weight="normal" style:font-weight-asian="normal" style:font-weight-complex="normal"/>
    </style:style>
    <style:style style:name="T46" style:family="text">
      <style:text-properties fo:font-weight="normal" style:font-name-asian="Liberation Serif1" style:font-weight-asian="normal" style:font-name-complex="Liberation Serif1" style:font-weight-complex="normal"/>
    </style:style>
    <style:style style:name="T47" style:family="text">
      <style:text-properties officeooo:rsid="001e6f72"/>
    </style:style>
    <style:style style:name="T48" style:family="text">
      <style:text-properties officeooo:rsid="001ece61"/>
    </style:style>
    <style:style style:name="T49" style:family="text">
      <style:text-properties style:font-name="Liberation Serif" fo:font-size="12pt" officeooo:rsid="002381f1" style:font-size-asian="12pt" style:font-size-complex="12pt"/>
    </style:style>
    <style:style style:name="T50" style:family="text">
      <style:text-properties officeooo:rsid="0027e514"/>
    </style:style>
    <style:style style:name="T51" style:family="text">
      <style:text-properties officeooo:rsid="0028ab9d"/>
    </style:style>
    <style:style style:name="T52" style:family="text">
      <style:text-properties fo:color="#1c1c1c" fo:font-style="normal" style:font-style-asian="normal" style:font-style-complex="normal"/>
    </style:style>
    <style:style style:name="T53" style:family="text">
      <style:text-properties fo:color="#1c1c1c" fo:font-style="normal" officeooo:rsid="001ece61" style:font-style-asian="normal" style:font-style-complex="normal"/>
    </style:style>
    <style:style style:name="T54" style:family="text">
      <style:text-properties fo:color="#1c1c1c" fo:font-style="normal" fo:font-weight="bold" style:font-style-asian="normal" style:font-weight-asian="bold" style:font-style-complex="normal" style:font-weight-complex="bold"/>
    </style:style>
    <style:style style:name="T55" style:family="text">
      <style:text-properties fo:color="#1c1c1c" fo:font-style="normal" fo:font-weight="bold" officeooo:rsid="001ece61" style:font-style-asian="normal" style:font-weight-asian="bold" style:font-style-complex="normal" style:font-weight-complex="bold"/>
    </style:style>
    <style:style style:name="T56" style:family="text">
      <style:text-properties fo:color="#1c1c1c" fo:font-style="normal" fo:font-weight="normal" style:font-style-asian="normal" style:font-weight-asian="normal" style:font-style-complex="normal" style:font-weight-complex="normal"/>
    </style:style>
    <style:style style:name="T57" style:family="text">
      <style:text-properties fo:color="#1c1c1c" fo:font-style="normal" fo:font-weight="normal" officeooo:rsid="001ece61" style:font-style-asian="normal" style:font-weight-asian="normal" style:font-style-complex="normal" style:font-weight-complex="normal"/>
    </style:style>
    <style:style style:name="T58" style:family="text">
      <style:text-properties fo:color="#1c1c1c" style:font-name="Chandas" fo:font-style="normal" fo:font-weight="normal" style:font-style-asian="normal" style:font-weight-asian="normal" style:font-style-complex="normal" style:font-weight-complex="normal"/>
    </style:style>
    <style:style style:name="T59" style:family="text">
      <style:text-properties fo:color="#1c1c1c" style:font-name="Chandas" fo:font-style="normal" fo:font-weight="normal" officeooo:rsid="001ece61" style:font-style-asian="normal" style:font-weight-asian="normal" style:font-style-complex="normal" style:font-weight-complex="normal"/>
    </style:style>
    <style:style style:name="T60" style:family="text">
      <style:text-properties fo:color="#1c1c1c" style:font-name="Ubuntu" fo:font-style="normal" fo:font-weight="normal" style:font-style-asian="normal" style:font-weight-asian="normal" style:font-style-complex="normal" style:font-weight-complex="normal"/>
    </style:style>
    <style:style style:name="T61" style:family="text">
      <style:text-properties fo:color="#1c1c1c" style:font-name="Ubuntu" fo:font-style="normal" fo:font-weight="normal" officeooo:rsid="001ece61" style:font-style-asian="normal" style:font-weight-asian="normal" style:font-style-complex="normal" style:font-weight-complex="normal"/>
    </style:style>
    <style:style style:name="T62" style:family="text">
      <style:text-properties fo:color="#1c1c1c" style:font-name="Uroob" fo:font-style="normal" fo:font-weight="normal" style:font-style-asian="normal" style:font-weight-asian="normal" style:font-style-complex="normal" style:font-weight-complex="normal"/>
    </style:style>
    <style:style style:name="T63" style:family="text">
      <style:text-properties fo:color="#1c1c1c" style:font-name="Uroob" fo:font-style="normal" fo:font-weight="normal" officeooo:rsid="001ece61" style:font-style-asian="normal" style:font-weight-asian="normal" style:font-style-complex="normal" style:font-weight-complex="normal"/>
    </style:style>
    <style:style style:name="T64" style:family="text">
      <style:text-properties fo:color="#1c1c1c" style:font-name="Lohit Odia" fo:font-style="normal" fo:font-weight="normal" style:font-style-asian="normal" style:font-weight-asian="normal" style:font-style-complex="normal" style:font-weight-complex="normal"/>
    </style:style>
    <style:style style:name="T65" style:family="text">
      <style:text-properties fo:color="#1c1c1c" style:font-name="Lohit Odia" fo:font-style="normal" fo:font-weight="normal" officeooo:rsid="001ece61" style:font-style-asian="normal" style:font-weight-asian="normal" style:font-style-complex="normal" style:font-weight-complex="normal"/>
    </style:style>
    <style:style style:name="T66" style:family="text">
      <style:text-properties fo:color="#1c1c1c" style:font-name="Saab" fo:font-style="normal" fo:font-weight="normal" style:font-style-asian="normal" style:font-weight-asian="normal" style:font-style-complex="normal" style:font-weight-complex="normal"/>
    </style:style>
    <style:style style:name="T67" style:family="text">
      <style:text-properties fo:color="#1c1c1c" style:font-name="Saab" fo:font-style="normal" fo:font-weight="normal" officeooo:rsid="001ece61" style:font-style-asian="normal" style:font-weight-asian="normal" style:font-style-complex="normal" style:font-weight-complex="normal"/>
    </style:style>
    <style:style style:name="T68" style:family="text">
      <style:text-properties fo:color="#1c1c1c" style:font-name="Sarai" fo:font-style="normal" fo:font-weight="normal" style:font-style-asian="normal" style:font-weight-asian="normal" style:font-style-complex="normal" style:font-weight-complex="normal"/>
    </style:style>
    <style:style style:name="T69" style:family="text">
      <style:text-properties fo:color="#1c1c1c" style:font-name="Sarai" fo:font-style="normal" fo:font-weight="normal" officeooo:rsid="001ece61" style:font-style-asian="normal" style:font-weight-asian="normal" style:font-style-complex="normal" style:font-weight-complex="normal"/>
    </style:style>
    <style:style style:name="T70" style:family="text">
      <style:text-properties fo:color="#1c1c1c" style:font-name="Vemana2000" fo:font-style="normal" fo:font-weight="normal" style:font-style-asian="normal" style:font-weight-asian="normal" style:font-style-complex="normal" style:font-weight-complex="normal"/>
    </style:style>
    <style:style style:name="T71" style:family="text">
      <style:text-properties fo:color="#1c1c1c" style:font-name="Vemana2000" fo:font-style="normal" fo:font-weight="normal" officeooo:rsid="001ece61" style:font-style-asian="normal" style:font-weight-asian="normal" style:font-style-complex="normal" style:font-weight-complex="normal"/>
    </style:style>
    <style:style style:name="T72" style:family="text">
      <style:text-properties fo:color="#1c1c1c" style:font-name="Suruma" fo:font-style="normal" fo:font-weight="normal" style:font-style-asian="normal" style:font-weight-asian="normal" style:font-style-complex="normal" style:font-weight-complex="normal"/>
    </style:style>
    <style:style style:name="T73" style:family="text">
      <style:text-properties fo:color="#1c1c1c" style:font-name="Suruma" fo:font-style="normal" fo:font-weight="normal" officeooo:rsid="001ece61" style:font-style-asian="normal" style:font-weight-asian="normal" style:font-style-complex="normal" style:font-weight-complex="normal"/>
    </style:style>
    <style:style style:name="T74" style:family="text">
      <style:text-properties fo:color="#1c1c1c" style:font-name="Suruma" fo:font-size="11pt" fo:font-style="normal" fo:font-weight="normal" style:font-size-asian="11pt" style:font-style-asian="normal" style:font-weight-asian="normal" style:font-size-complex="11pt" style:font-style-complex="normal" style:font-weight-complex="normal"/>
    </style:style>
    <style:style style:name="T75" style:family="text">
      <style:text-properties fo:color="#1c1c1c" style:font-name="Suruma" fo:font-size="11pt" fo:font-style="normal" fo:font-weight="normal" officeooo:rsid="001ece61" style:font-size-asian="11pt" style:font-style-asian="normal" style:font-weight-asian="normal" style:font-size-complex="11pt" style:font-style-complex="normal" style:font-weight-complex="normal"/>
    </style:style>
    <style:style style:name="T76" style:family="text">
      <style:text-properties fo:color="#1c1c1c" style:font-name="Suruma" fo:font-size="12pt" fo:font-style="normal" fo:font-weight="normal" style:font-size-asian="12pt" style:font-style-asian="normal" style:font-weight-asian="normal" style:font-size-complex="12pt" style:font-style-complex="normal" style:font-weight-complex="normal"/>
    </style:style>
    <style:style style:name="T77" style:family="text">
      <style:text-properties fo:color="#1c1c1c" style:font-name="Suruma" fo:font-size="12pt" fo:font-style="normal" fo:font-weight="normal" officeooo:rsid="001ece61" style:font-size-asian="12pt" style:font-style-asian="normal" style:font-weight-asian="normal" style:font-size-complex="12pt" style:font-style-complex="normal" style:font-weight-complex="normal"/>
    </style:style>
    <style:style style:name="T78" style:family="text">
      <style:text-properties officeooo:rsid="001d0bff"/>
    </style:style>
    <style:style style:name="T79" style:family="text">
      <style:text-properties fo:font-size="12pt" officeooo:rsid="002381f1" style:font-size-asian="12pt" style:font-size-complex="12pt"/>
    </style:style>
    <style:style style:name="T80" style:family="text">
      <style:text-properties officeooo:rsid="00299969"/>
    </style:style>
    <style:style style:name="T81" style:family="text">
      <style:text-properties officeooo:rsid="002ac3cf"/>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2ac3cf"/>
    </style:style>
    <style:style style:name="T84" style:family="text">
      <style:text-properties officeooo:rsid="002381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tab/><text:tab/><text:tab/> <text:s text:c="22"/><text:tab/><text:span text:style-name="T51">OOPSI</text:span></text:p>
      <text:p text:style-name="P5"><text:bookmark text:name="docs-internal-guid-4e2ae064-7fff-6810-5e76-1e8941e892bd"/>Explain OOPS concept with an example.</text:p>
      <text:p text:style-name="P2">Answer:</text:p>
      <text:p text:style-name="P32">Inheritance:</text:p>
      <text:p text:style-name="P40">It lets subclass inherit characteristics of the parent class. Parent class decides what and how its properties/methods to be inherited by declared visibility.</text:p>
      <text:p text:style-name="P38"><text:span text:style-name="T9">class Shape {<text:line-break/>    public function name() {<text:line-break/>        echo "I am a shape";<text:line-break/>    }<text:line-break/>}<text:line-break/><text:line-break/>class Circle extends Shape {<text:line-break/><text:line-break/>}<text:line-break/>$circle = new Circle();<text:line-break/>$circle-&gt;name();<text:line-break/>Polymorphism:</text:span></text:p>
      <text:p text:style-name="P39">The provision of a single interface to entities of different types. Basically it means PHP is able to process objects differently depending on their data type or class. This powerful feature allows you to write interchangeable objects that sharing the same interface.</text:p>
      <text:p text:style-name="P38"><text:span text:style-name="T9">interface Shape {<text:line-break/>    public function name();<text:line-break/>}<text:line-break/><text:line-break/>class Circle implements Shape {<text:line-break/>    public function name() {<text:line-break/>        echo "I am a circle";<text:line-break/>    }<text:line-break/>}<text:line-break/><text:line-break/>class Triangle implements Shape {<text:line-break/></text:span><text:soft-page-break/><text:span text:style-name="T9">    public function name() {<text:line-break/>        echo "I am a triangle";<text:line-break/>    }<text:line-break/>}<text:line-break/><text:line-break/>function test(Shape $shape) {<text:line-break/>    $shape-&gt;name();<text:line-break/>}<text:line-break/><text:line-break/>test(new Circle());<text:line-break/>test(new Triangle());</text:span></text:p>
      <text:p text:style-name="P38"><text:span text:style-name="T9">Encapsulation:<text:line-break/>Encapsulation is used to hide the values or state of a structured data object inside a class, preventing unauthorized parties' direct access to them. It is a concept that motivates us to think through a method/class responsibility and hide its internal implementation/details accordingly. This will make it easy to modify the internal code in a long run without affecting other part of the system. Visibility is the mechanism for encapsulation.<text:line-break/><text:line-break/>class Person {<text:line-break/>    private $name;<text:line-break/><text:line-break/>    public function setName($name) {<text:line-break/>        $this-&gt;name = $name;<text:line-break/>    }<text:line-break/><text:line-break/>    public function getName($name) {<text:line-break/>        return $this-&gt;name;<text:line-break/>    }<text:line-break/>}<text:line-break/><text:line-break/>$obj = new Person();<text:line-break/></text:span><text:soft-page-break/><text:span text:style-name="T9">$obj-&gt;setName(‘Abc’);<text:line-break/>$obj-&gt;getName();</text:span></text:p>
      <text:h text:style-name="P1" text:outline-level="2">Abstraction:</text:h>
      <text:p text:style-name="P39">Abstraction is the concept of moving the focus from the details and concrete implementation of things, to the types of things (i.e. classes), the operations available (i.e. methods), etc, thus making the programming simpler, more general, and more abstract. It is like a generalization instead of a specification.</text:p>
      <text:p text:style-name="P12"><text:span text:style-name="T9">class TV {<text:line-break/>    private $isOn = false;<text:line-break/><text:line-break/>    public function turnOn() {<text:line-break/>        $this-&gt;isOn = true;<text:line-break/>    }<text:line-break/><text:line-break/>    public function turnOff() {<text:line-break/>        $this-&gt;isOn = false;<text:line-break/>    }<text:line-break/>}<text:line-break/><text:line-break/>$tv = new TV();<text:line-break/>$tv-&gt;turnOn();<text:line-break/>$tv-&gt;turnOff();<text:line-break/></text:span></text:p>
      <text:p text:style-name="P7">Explain Classes &amp; Objects with an example.</text:p>
      <text:p text:style-name="P37"><text:span text:style-name="T10">A</text:span><text:span text:style-name="T9">nswer :</text:span></text:p>
      <text:p text:style-name="P36"><text:span text:style-name="T9">Class: This is a programmer defined data type, which includes local functions as well as data. Aclass is a template for making many instances of the same kind of object. </text:span></text:p>
      <text:p text:style-name="P35"><text:bookmark text:name="docs-internal-guid-85f28bd6-7fff-0396-e8d8-48a8b08b9f31"/><text:span text:style-name="T44">Object: An individual instance of the data structure defined by a class. We  define a class once and then make many objects that belong to it. Objects are also known as instance.</text:span></text:p>
      <text:p text:style-name="P33">We can create as many objects from a class as we like. An example in layman terms would be:</text:p>
      <text:p text:style-name="P13"><text:s/>From the same Car class, we created three individual objects with the name of: Mercedes, Bmw, and Audi.</text:p>
      <text:p text:style-name="P13">Although all of the objects were created from the same class and thus have the class's methods and properties, they are still different. This is not only, because they have different names, but also because they may have different values assigned to their properties.</text:p>
      <text:p text:style-name="P33"/>
      <text:p text:style-name="P34"/>
      <text:p text:style-name="P34">Example:</text:p>
      <text:p text:style-name="P34"><text:soft-page-break/>Class Car{</text:p>
      <text:p text:style-name="P34"><text:tab/>public function something(){</text:p>
      <text:p text:style-name="P34"><text:tab/><text:tab/>echo”I am a car”;</text:p>
      <text:p text:style-name="P34"><text:tab/>}</text:p>
      <text:p text:style-name="P34">}</text:p>
      <text:p text:style-name="P34">$obj=new <text:span text:style-name="T50">Car</text:span>();</text:p>
      <text:p text:style-name="P34">$obj-&gt;something();</text:p>
      <text:p text:style-name="P32"/>
      <text:p text:style-name="P6">What is a Namespace?</text:p>
      <text:p text:style-name="P14"><text:span text:style-name="T78">Answer : </text:span>In the broadest definition namespaces are a way of encapsulating items. In the PHP world, namespaces are designed to solve two problems that authors of libraries and applications encounter when creating re-usable code elements such as classes or functions: </text:p>
      <text:p text:style-name="P19">Name collisions between code you create, and internal PHP classes/functions/constants or third-party classes/functions/constants. </text:p>
      <text:p text:style-name="P13">Ability to alias (or shorten) Extra_Long_Names designed to alleviate the first problem, improving readability of source code. </text:p>
      <text:p text:style-name="P13"><text:span text:style-name="T47">We </text:span>can declare the same function, class, interface and constant definitions in separate namespaces without receiving fatal errors. Essentialy, a namespace is nothing more than a hierarchically labeled code block holding regular PHP code.</text:p>
      <text:p text:style-name="P8">Example:</text:p>
      <text:p text:style-name="P54"><text:span text:style-name="Source_20_Text"><text:span text:style-name="T76">&lt;?php </text:span></text:span></text:p>
      <text:p text:style-name="P52"><text:span text:style-name="Source_20_Text"><text:span text:style-name="T76">namespace</text:span></text:span><text:span text:style-name="T76"> </text:span><text:span text:style-name="Source_20_Text"><text:span text:style-name="T76">MyProject {</text:span></text:span></text:p>
      <text:p text:style-name="P52"><text:span text:style-name="Source_20_Text"><text:span text:style-name="T76"><text:tab/>// Regular PHP code goes here.</text:span></text:span></text:p>
      <text:p text:style-name="P53"><text:span text:style-name="Source_20_Text"><text:span text:style-name="T76"><text:s text:c="2"/>function</text:span></text:span><text:span text:style-name="T76"> </text:span><text:span text:style-name="Source_20_Text"><text:span text:style-name="T76">run(){</text:span></text:span></text:p>
      <text:p text:style-name="P53"><text:span text:style-name="Source_20_Text"><text:span text:style-name="T76"><text:s text:c="4"/>echo</text:span></text:span><text:span text:style-name="T76"> </text:span><text:span text:style-name="Source_20_Text"><text:span text:style-name="T76">'Running from a namespace!';</text:span></text:span></text:p>
      <text:p text:style-name="P52"><text:span text:style-name="Source_20_Text"><text:span text:style-name="T76"><text:s text:c="2"/>}</text:span></text:span></text:p>
      <text:p text:style-name="P52"><text:span text:style-name="Source_20_Text"><text:span text:style-name="T76">}</text:span></text:span></text:p>
      <text:p text:style-name="P13"/>
      <text:p text:style-name="P14"/>
      <text:p text:style-name="P6">Explain constructor and destructor with an example.</text:p>
      <text:p text:style-name="P15"><text:span text:style-name="T48">Answer : P</text:span>HP 5 allows developers to declare constructor methods for classes. Classes which have a constructor method call this method on each newly-created object, so it is suitable for any initialization that the object may need before it is used. </text:p>
      <text:p text:style-name="P18"><text:span text:style-name="T76">When </text:span><text:span text:style-name="T77">we</text:span><text:span text:style-name="T76"> create a new object, it is useful to initialize its properties. PHP provides </text:span><text:span text:style-name="T77">us</text:span><text:span text:style-name="T76"> with a special method to help initialize object’s properties called </text:span><text:span text:style-name="Emphasis"><text:span text:style-name="T76">constructor</text:span></text:span><text:span text:style-name="T76">.</text:span></text:p>
      <text:p text:style-name="P4"><text:bookmark text:name="docs-internal-guid-df24dfa2-7fff-c650-e481-3599659822c4"/>Constructors can accept parameters, that are assigned to specific object fields at creation time.</text:p>
      <text:p text:style-name="P24">Constructors can call class methods or other functions.</text:p>
      <text:p text:style-name="P25">Class constructors can call on other constructors, including those from the pare</text:p>
      <text:p text:style-name="P9"><text:soft-page-break/>Example:</text:p>
      <text:p text:style-name="P9">&lt;?php</text:p>
      <text:p text:style-name="P9">class A{</text:p>
      <text:p text:style-name="P9">function A(){</text:p>
      <text:p text:style-name="P9">echo ’User defined function’;</text:p>
      <text:p text:style-name="P9">}</text:p>
      <text:p text:style-name="P10">function __construct(){</text:p>
      <text:p text:style-name="P10">echo ‘Predefind function’;</text:p>
      <text:p text:style-name="P10">}}</text:p>
      <text:p text:style-name="P10">$obj=new A();</text:p>
      <text:p text:style-name="P11">}</text:p>
      <text:p text:style-name="P16"><text:span text:style-name="T11">Destructor: <text:s/></text:span><text:span text:style-name="T9">The destructor is another feature of "OOP". The destructor concept was introduced in PHP5 and it is conceptually similar to that of other object oriented languages. The destructor method will be called as soon as there are no other references to a particular object or when the object has been explicitly destroyed.</text:span></text:p>
      <text:p text:style-name="P3">Example: </text:p>
      <text:p text:style-name="P16"><text:span text:style-name="T11"><text:s text:c="10"/></text:span><text:span text:style-name="T9">&lt;?php</text:span></text:p>
      <text:p text:style-name="P41">class MyClass </text:p>
      <text:p text:style-name="P41">{</text:p>
      <text:p text:style-name="P26">function __construct(){</text:p>
      <text:p text:style-name="P26">print "In constructor";</text:p>
      <text:p text:style-name="P26">$this-&gt;name = "MyClass obj explicity";</text:p>
      <text:p text:style-name="P26">}</text:p>
      <text:p text:style-name="P26">function __destruct(){</text:p>
      <text:p text:style-name="P26">print "Destroying " . $this-&gt;name . "\n";</text:p>
      <text:p text:style-name="P26">}}</text:p>
      <text:p text:style-name="P26">$obj = new Myclass(); </text:p>
      <text:p text:style-name="P41">?&gt;</text:p>
      <text:p text:style-name="P42">Q9 : <text:span text:style-name="T82">What is method chaining. Explain <text:s/>with an example.</text:span></text:p>
      <text:p text:style-name="P27">When many methods are called in a single instruction, in PHP’s term it is called Method Chaining.</text:p>
      <text:p text:style-name="P27"><text:soft-page-break/></text:p>
      <text:p text:style-name="P27">&lt;?php</text:p>
      <text:p text:style-name="P29"><text:span text:style-name="T46"><text:s/></text:span><text:span text:style-name="T45">class person</text:span></text:p>
      <text:p text:style-name="P29"><text:span text:style-name="T46"><text:s/></text:span><text:span text:style-name="T45">{</text:span></text:p>
      <text:p text:style-name="P29"><text:span text:style-name="T46"><text:s text:c="4"/></text:span><text:span text:style-name="T45">private $name="";</text:span></text:p>
      <text:p text:style-name="P29"><text:span text:style-name="T46"><text:s text:c="4"/></text:span><text:span text:style-name="T45">private $age="";</text:span></text:p>
      <text:p text:style-name="P28"><text:s/></text:p>
      <text:p text:style-name="P29"><text:span text:style-name="T46"><text:s text:c="4"/></text:span><text:span text:style-name="T45">public function setName($name="")</text:span></text:p>
      <text:p text:style-name="P29"><text:span text:style-name="T46"><text:s text:c="4"/></text:span><text:span text:style-name="T45">{</text:span></text:p>
      <text:p text:style-name="P29"><text:span text:style-name="T46"><text:s text:c="6"/></text:span><text:span text:style-name="T45">$this-&gt;name=$name;</text:span></text:p>
      <text:p text:style-name="P29"><text:span text:style-name="T46"><text:s text:c="4"/></text:span><text:span text:style-name="T45">}</text:span></text:p>
      <text:p text:style-name="P29"><text:span text:style-name="T46"><text:s text:c="4"/></text:span><text:span text:style-name="T45">public function setAge($age="20")</text:span></text:p>
      <text:p text:style-name="P29"><text:span text:style-name="T46"><text:s text:c="4"/></text:span><text:span text:style-name="T45">{</text:span></text:p>
      <text:p text:style-name="P29"><text:span text:style-name="T46"><text:s text:c="6"/></text:span><text:span text:style-name="T45">$this-&gt;age=$age;</text:span></text:p>
      <text:p text:style-name="P29"><text:span text:style-name="T46"><text:s text:c="4"/></text:span><text:span text:style-name="T45">}</text:span></text:p>
      <text:p text:style-name="P29"><text:span text:style-name="T46"><text:s text:c="4"/></text:span><text:span text:style-name="T45">public function getInfo()</text:span></text:p>
      <text:p text:style-name="P29"><text:span text:style-name="T46"><text:s text:c="4"/></text:span><text:span text:style-name="T45">{</text:span></text:p>
      <text:p text:style-name="P29"><text:span text:style-name="T46"><text:s text:c="6"/></text:span><text:span text:style-name="T45">echo "Hello, My name is ".$this-&gt;name." and my age is ".$this-&gt;age." years.";</text:span></text:p>
      <text:p text:style-name="P29"><text:span text:style-name="T46"><text:s text:c="4"/></text:span><text:span text:style-name="T45">}</text:span></text:p>
      <text:p text:style-name="P27">}</text:p>
      <text:p text:style-name="P28"><text:s/></text:p>
      <text:p text:style-name="P27">$person = new person();</text:p>
      <text:p text:style-name="P29"><text:span text:style-name="T46"><text:s text:c="2"/></text:span><text:span text:style-name="T45">$person-&gt;setName("BN");</text:span></text:p>
      <text:p text:style-name="P29"><text:span text:style-name="T46"><text:s text:c="2"/></text:span><text:span text:style-name="T45">$person-&gt;setAge("30");</text:span></text:p>
      <text:p text:style-name="P29"><text:span text:style-name="T46"><text:s text:c="2"/></text:span><text:span text:style-name="T45">$person-&gt;getInfo();</text:span></text:p>
      <text:p text:style-name="P27">?&gt;</text:p>
      <text:p text:style-name="P30"><text:soft-page-break/></text:p>
      <text:p text:style-name="P27"/>
      <text:p text:style-name="P46">&lt;?php</text:p>
      <text:p text:style-name="P43">class person</text:p>
      <text:p text:style-name="P43">{</text:p>
      <text:p text:style-name="P45"><text:span text:style-name="T4"><text:s text:c="2"/></text:span><text:span text:style-name="T5">private $name="";</text:span></text:p>
      <text:p text:style-name="P45"><text:span text:style-name="T4"><text:s text:c="2"/></text:span><text:span text:style-name="T5">private $age="";</text:span></text:p>
      <text:p text:style-name="P44"><text:s/></text:p>
      <text:p text:style-name="P45"><text:span text:style-name="T4"><text:s text:c="2"/></text:span><text:span text:style-name="T5">public function setName($name="")</text:span></text:p>
      <text:p text:style-name="P45"><text:span text:style-name="T4"><text:s text:c="2"/></text:span><text:span text:style-name="T5">{</text:span></text:p>
      <text:p text:style-name="P45"><text:span text:style-name="T4"><text:s text:c="4"/></text:span><text:span text:style-name="T5">$this-&gt;name=$name; <text:s/></text:span></text:p>
      <text:p text:style-name="P45"><text:span text:style-name="T4"><text:s text:c="4"/></text:span><text:span text:style-name="T5">return $this;</text:span></text:p>
      <text:p text:style-name="P45"><text:span text:style-name="T4"><text:s text:c="2"/></text:span><text:span text:style-name="T5">}</text:span></text:p>
      <text:p text:style-name="P45"><text:span text:style-name="T4"><text:s text:c="2"/></text:span><text:span text:style-name="T5">public function setAge($age="20")</text:span></text:p>
      <text:p text:style-name="P45"><text:span text:style-name="T4"><text:s text:c="2"/></text:span><text:span text:style-name="T5">{</text:span></text:p>
      <text:p text:style-name="P45"><text:span text:style-name="T4"><text:s text:c="4"/></text:span><text:span text:style-name="T5">$this-&gt;age=$age;</text:span></text:p>
      <text:p text:style-name="P45"><text:span text:style-name="T4"><text:s text:c="4"/></text:span><text:span text:style-name="T5">return $this;</text:span></text:p>
      <text:p text:style-name="P45"><text:span text:style-name="T4"><text:s text:c="2"/></text:span><text:span text:style-name="T5">}</text:span></text:p>
      <text:p text:style-name="P44"><text:s/></text:p>
      <text:p text:style-name="P45"><text:span text:style-name="T4"><text:s text:c="2"/></text:span><text:span text:style-name="T5">public function getInfo()</text:span></text:p>
      <text:p text:style-name="P45"><text:span text:style-name="T4"><text:s text:c="2"/></text:span><text:span text:style-name="T5">{</text:span></text:p>
      <text:p text:style-name="P45"><text:span text:style-name="T4"><text:s text:c="4"/></text:span><text:span text:style-name="T5">echo "Hello, My name is ".$this-&gt;name." and my age is ".$this-&gt;age." years.";</text:span></text:p>
      <text:p text:style-name="P45"><text:span text:style-name="T4"><text:s text:c="2"/></text:span><text:span text:style-name="T5">}</text:span></text:p>
      <text:p text:style-name="P43">}</text:p>
      <text:p text:style-name="P44"><text:s/></text:p>
      <text:p text:style-name="P43">$person = new person();</text:p>
      <text:p text:style-name="P45"><text:span text:style-name="T4"><text:s text:c="2"/></text:span><text:span text:style-name="T5">$person-&gt;setName("BN")-&gt;setAge("30")-&gt;getInfo();</text:span></text:p>
      <text:p text:style-name="P47"><text:span text:style-name="T4"><text:s/></text:span><text:span text:style-name="T5">?&gt;</text:span></text:p>
      <text:p text:style-name="P31">Q10.<text:span text:style-name="T82"> <text:s/>What is the $this keyword?</text:span></text:p>
      <text:p text:style-name="P31">Keyword THIS is a reference variable that refers to the current object. </text:p>
      <text:p text:style-name="P17"><text:s text:c="7"/>The various usages of 'THIS' keyword in Java are as follows: </text:p>
      <text:p text:style-name="P20">It can be used to refer instance variable of current class </text:p>
      <text:p text:style-name="P17">It can be used to invoke or initiate current class constructor</text:p>
      <text:p text:style-name="P31"/>
      <text:p text:style-name="P13"><text:span text:style-name="T81">12.</text:span><text:span text:style-name="T83"> <text:s/></text:span><text:span text:style-name="T82">What is magic method. Explain these method __call(), __isset(), __unset(), __sleep(), __wakeup() with example.</text:span></text:p>
      <text:p text:style-name="P49"><text:span text:style-name="T84">Answer : </text:span><text:bookmark text:name="docs-internal-guid-81989e35-7fff-486a-5b80-058d89f1334c"/><text:span text:style-name="T12">Magic methods in php are some predefined function by php compiler which executes on</text:span></text:p>
      <text:p text:style-name="P23"><text:span text:style-name="T9">some event. Magic methods starts with prefix __,</text:span><text:span text:style-name="T22">PHP reserves all function names starting with __ as magical. It is recommended that </text:span><text:span text:style-name="T23">we</text:span><text:span text:style-name="T22"> do not use function names with __ in PHP unless you want some documented magic functionality.</text:span></text:p>
      <text:p text:style-name="P49"><text:span text:style-name="T84">T</text:span><text:span text:style-name="T42">he function names __</text:span><text:span text:style-name="T43">construct(), __destruct(), __call(), __callStatic(), __get(), __set(), __isset(), __unset(), __sleep(), __wakeup(), __toString(), __invoke(), __set_state(), __clone() and </text:span><text:soft-page-break/><text:span text:style-name="T43">__debugInfo() </text:span><text:span text:style-name="T42">are magical in PHP classes. You cannot have functions with these names in any of your classes unless you want the magic functionality associated with them.</text:span></text:p>
      <text:p text:style-name="P51"/>
      <text:p text:style-name="P50">All magic functions must be declared as public.</text:p>
      <text:p text:style-name="P22"><text:span text:style-name="Strong_20_Emphasis"><text:span text:style-name="T37"/></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roid Sans Fallback" svg:font-family="'Droid Sans Fallback'" style:font-family-generic="modern"/>
    <style:font-face style:name="Liberation Mono1" svg:font-family="'Liberation Mono', '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ohit Odia" svg:font-family="'Lohit Odia'" style:font-pitch="variable"/>
    <style:font-face style:name="Saab" svg:font-family="Saab" style:font-pitch="variable"/>
    <style:font-face style:name="Sarai" svg:font-family="Sarai" style:font-pitch="variable"/>
    <style:font-face style:name="Suruma" svg:font-family="Suruma" style:font-pitch="variable"/>
    <style:font-face style:name="Ubuntu" svg:font-family="Ubuntu" style:font-pitch="variable"/>
    <style:font-face style:name="Uroob" svg:font-family="Uroob" style:font-pitch="variable"/>
    <style:font-face style:name="Vemana2000" svg:font-family="Vemana2000"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Courier New'" style:font-family-generic="modern" fo:font-size="10pt" style:font-name-asian="Droid Sans Fallback" style:font-family-asian="'Droid Sans Fallback'" style:font-family-generic-asian="modern" style:font-size-asian="10pt" style:font-name-complex="Liberation Mono1" style:font-family-complex="'Liberation Mono', 'Courier New'" style:font-family-generic-complex="modern"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14cm" fo:margin-right="1.97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0:58:07.052149638</meta:creation-date>
    <meta:editing-duration>PT1H27M21S</meta:editing-duration>
    <meta:editing-cycles>11</meta:editing-cycles>
    <meta:generator>LibreOffice/6.0.7.3$Linux_X86_64 LibreOffice_project/00m0$Build-3</meta:generator>
    <dc:date>2019-03-09T14:51:46.292648677</dc:date>
    <meta:document-statistic meta:table-count="0" meta:image-count="0" meta:object-count="0" meta:page-count="8" meta:paragraph-count="134" meta:word-count="1129" meta:character-count="7629" meta:non-whitespace-character-count="6290"/>
  </office:meta>
</office:document-meta>
</file>